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A13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14" style:family="table-row">
      <style:table-row-properties style:min-row-height="0.1694in"/>
    </style:style>
    <style:style style:name="Table4.A14" style:family="table-cell">
      <style:table-cell-properties style:vertical-align="middle" fo:padding="0.0382in" fo:border="none"/>
    </style:style>
    <style:style style:name="Table4.B14" style:family="table-cell">
      <style:table-cell-properties style:vertical-align="middle" fo:padding="0.0382in" fo:border="none"/>
    </style:style>
    <style:style style:name="Table4.C14" style:family="table-cell">
      <style:table-cell-properties style:vertical-align="middle" fo:padding="0.0382in" fo:border="none"/>
    </style:style>
    <style:style style:name="Table4.D14" style:family="table-cell">
      <style:table-cell-properties style:vertical-align="middle" fo:padding="0.0382in" fo:border="none"/>
    </style:style>
    <style:style style:name="Table4.E14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5" style:family="table">
      <style:table-properties style:width="5.9146in" fo:margin-left="0.5792in" table:align="left"/>
    </style:style>
    <style:style style:name="Table5.A" style:family="table-column">
      <style:table-column-properties style:column-width="5.9146in"/>
    </style:style>
    <style:style style:name="Table5.A1" style:family="table-cell">
      <style:table-cell-properties fo:padding="0.0382in" fo:border="0.5pt solid #000000"/>
    </style:style>
    <style:style style:name="Table10" style:family="table">
      <style:table-properties style:width="5.9146in" fo:margin-left="0.5639in" table:align="left"/>
    </style:style>
    <style:style style:name="Table10.A" style:family="table-column">
      <style:table-column-properties style:column-width="5.9146in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Table_20_Contents">
      <style:text-properties style:font-name="Bahnschrift" fo:font-size="7pt" style:font-size-asian="7pt" style:font-size-complex="7pt"/>
    </style:style>
    <style:style style:name="P11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6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17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18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Bahnschrift" fo:font-size="7pt" fo:font-weight="normal" officeooo:rsid="00534734" officeooo:paragraph-rsid="00dca172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Bahnschrift" fo:font-size="7pt" fo:font-weight="normal" officeooo:rsid="010733ae" officeooo:paragraph-rsid="010c7e4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101e4b8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8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7pt" officeooo:rsid="00c02eee" officeooo:paragraph-rsid="00c02eee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Bahnschrift" fo:font-size="7pt" officeooo:rsid="00afc162" officeooo:paragraph-rsid="00c0e067" style:font-size-asian="7pt" style:font-size-complex="7pt"/>
    </style:style>
    <style:style style:name="P36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83b14" officeooo:paragraph-rsid="00b83b14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40" style:family="paragraph" style:parent-style-name="Text_20_body">
      <style:text-properties officeooo:paragraph-rsid="000890ec"/>
    </style:style>
    <style:style style:name="T1" style:family="text">
      <style:text-properties fo:font-family="Arial" style:font-family-generic="swiss" style:font-pitch="variable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83b14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font-size="7pt" officeooo:rsid="006e5eab" style:font-size-asian="7pt" style:font-size-complex="7pt"/>
    </style:style>
    <style:style style:name="T7" style:family="text">
      <style:text-properties fo:font-size="7pt" officeooo:rsid="0193fe4d" style:font-size-asian="7pt" style:font-size-complex="7pt"/>
    </style:style>
    <style:style style:name="T8" style:family="text">
      <style:text-properties fo:font-size="6pt" officeooo:rsid="010cb6c2" style:font-size-asian="6pt" style:font-size-complex="6pt"/>
    </style:style>
    <style:style style:name="T9" style:family="text">
      <style:text-properties officeooo:rsid="00545f27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dca172" style:font-style-asian="normal" style:font-style-complex="normal" style:text-overline-style="none" style:text-overline-color="font-color"/>
    </style:style>
    <style:style style:name="T11" style:family="text">
      <style:text-properties style:font-name="Liberation Sans" fo:font-size="4pt" officeooo:rsid="00eadaeb" style:font-size-asian="4pt" style:font-size-complex="4pt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0c7e45" style:font-style-asian="normal" style:font-style-complex="normal" style:text-overline-style="none" style:text-overline-color="font-color"/>
    </style:style>
    <style:style style:name="T13" style:family="text">
      <style:text-properties officeooo:rsid="010ae534"/>
    </style:style>
    <style:style style:name="T14" style:family="text">
      <style:text-properties officeooo:rsid="0037c919"/>
    </style:style>
    <style:style style:name="T15" style:family="text">
      <style:text-properties officeooo:rsid="001b65d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bold" officeooo:rsid="00788d88" style:font-weight-asian="bold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9" style:family="text">
      <style:text-properties fo:font-family="Arial" style:font-family-generic="swiss" style:font-pitch="variable" fo:font-size="6pt" officeooo:rsid="017976c3" style:font-size-asian="6pt" style:font-size-complex="6pt"/>
    </style:style>
    <style:style style:name="T20" style:family="text">
      <style:text-properties fo:font-family="Arial" style:font-family-generic="swiss" style:font-pitch="variable" fo:font-size="6pt" officeooo:rsid="00729b09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o_terbilang" text:name="py3o.o.terbilang"/>
        <text:user-field-decl office:value-type="string" office:string-value="o_last_branch_name" text:name="py3o.o.nama_cabang_terakhir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>NOTA DINAS</text:p>
                  <text:p text:style-name="P3">No. <text:span text:style-name="T2"><text:user-field-get text:name="py3o.o.name">o_name</text:user-field-get></text:span></text:p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4">Kepada</text:p>
                  <text:p text:style-name="P4">Dari</text:p>
                  <text:p text:style-name="P4">Tanggal</text:p>
                  <text:p text:style-name="P5">Perihal</text:p>
                </table:table-cell>
                <table:table-cell table:style-name="Table2.B2" office:value-type="string">
                  <text:p text:style-name="P6">: <text:span text:style-name="T3">Direktur Operasional</text:span></text:p>
                  <text:p text:style-name="P7">: <text:span text:style-name="T3">Kepala Divisi Usaha</text:span></text:p>
                  <text:p text:style-name="P8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6">: <text:user-field-get text:name="py3o.o.perihal">o_perihal</text:user-field-get></text:p>
                </table:table-cell>
                <table:table-cell table:style-name="Table2.C2" office:value-type="string">
                  <text:p text:style-name="P9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0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1"><text:user-field-get text:name="py3o.o.kata_pengantar">o_kata_pengantar</text:user-field-get><text:s/></text:p>
                        <text:p text:style-name="P11"/>
                      </table:table-cell>
                    </table:table-row>
                  </table:table>
                  <text:p text:style-name="P10"/>
                  <text:p text:style-name="P10"/>
                  <text:p text:style-name="P10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2">No. KKHC</text:p>
                </table:table-cell>
                <table:table-cell table:style-name="Table4.A1" office:value-type="string">
                  <text:p text:style-name="P13">Cabang</text:p>
                </table:table-cell>
                <table:table-cell table:style-name="Table4.A1" office:value-type="string">
                  <text:p text:style-name="P13">Kode Anggaran</text:p>
                </table:table-cell>
                <table:table-cell table:style-name="Table4.A1" office:value-type="string">
                  <text:p text:style-name="P13">COA</text:p>
                </table:table-cell>
                <table:table-cell table:style-name="Table4.A1" office:value-type="string">
                  <text:p text:style-name="P12">Uraian Kegiatan</text:p>
                </table:table-cell>
                <table:table-cell table:style-name="Table4.A1" office:value-type="string">
                  <text:p text:style-name="P14">Jumlah</text:p>
                </table:table-cell>
              </table:table-row>
              <table:table-row>
                <table:table-cell table:style-name="Table4.A2" office:value-type="string">
                  <text:p text:style-name="P15"/>
                </table:table-cell>
                <table:table-cell table:style-name="Table4.B2" office:value-type="string">
                  <text:p text:style-name="P15"/>
                </table:table-cell>
                <table:table-cell table:style-name="Table4.C2" office:value-type="string">
                  <text:p text:style-name="P16"><text:a xlink:type="simple" xlink:href="py3o://for=%22%22i,%20l%20in%20enumerate(o.monitored_kkhc_ids)%22" text:style-name="Internet_20_link" text:visited-style-name="Visited_20_Internet_20_Link"><text:span text:style-name="T5">for=""i, l in enumerate(o.monitored_kkhc_ids)"</text:span></text:a></text:p>
                </table:table-cell>
                <table:table-cell table:style-name="Table4.D2" office:value-type="string">
                  <text:p text:style-name="P15"/>
                </table:table-cell>
                <table:table-cell table:style-name="Table4.E2" office:value-type="string">
                  <text:p text:style-name="P15"/>
                </table:table-cell>
                <table:table-cell table:style-name="Table4.F2" office:value-type="string">
                  <text:p text:style-name="P15"/>
                </table:table-cell>
              </table:table-row>
              <table:table-row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7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6">if="i &lt; len(o.monitored_kkhc_ids) - 1 and l.kkhc_id.name == o.monitored_kkhc_ids[i-1].kkhc_id.name"</text:span></text:a></text:p>
                </table:table-cell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8"/>
                </table:table-cell>
                <table:table-cell table:style-name="Table4.A3" office:value-type="string">
                  <text:p text:style-name="P19"/>
                </table:table-cell>
              </table:table-row>
              <table:table-row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5"><text:user-field-get text:name="py3o.l.kode_anggaran_id.kode_anggaran">l_kode_anggaran</text:user-field-get></text:p>
                </table:table-cell>
                <table:table-cell table:style-name="Table4.A3" office:value-type="string">
                  <text:p text:style-name="P15"><text:user-field-get text:name="py3o.l.account_code_id.code">l_account_code</text:user-field-get></text:p>
                </table:table-cell>
                <table:table-cell table:style-name="Table4.A3" office:value-type="string">
                  <text:p text:style-name="P6"><text:user-field-get text:name="py3o.l.uraian">l_uraian</text:user-field-get></text:p>
                </table:table-cell>
                <table:table-cell table:style-name="Table4.A3" office:value-type="string">
                  <text:p text:style-name="P20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21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A3" office:value-type="string">
                  <text:p text:style-name="P15"/>
                </table:table-cell>
                <table:table-cell table:style-name="Table4.A3" office:value-type="string">
                  <text:p text:style-name="P18"/>
                </table:table-cell>
                <table:table-cell table:style-name="Table4.A3" office:value-type="string">
                  <text:p text:style-name="P19"/>
                </table:table-cell>
              </table:table-row>
              <table:table-row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7"><text:a xlink:type="simple" xlink:href="py3o://if=%22i%20%3C%20len(o.monitored_kkhc_ids)%20-%201%20and%20l.branch_id%20!=%20o.monitored_kkhc_ids[i+1].branch_id%22" text:style-name="Internet_20_link" text:visited-style-name="Visited_20_Internet_20_Link"><text:span text:style-name="T8">if="i &lt; len(o.monitored_kkhc_ids) - 1 and l.branch_id != o.monitored_kkhc_ids[i+1].branch_id"</text:span></text:a></text:p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9"/>
                </table:table-cell>
              </table:table-row>
              <table:table-row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22"/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23">Subto<text:span text:style-name="T9">tal </text:span><text:span text:style-name="T10"><text:text-input text:description="py3o://function=&quot;l.branch_id.name.capitalize()&quot;">l_branch</text:text-input></text:span></text:p>
                </table:table-cell>
                <table:table-cell table:style-name="Table4.A6" office:value-type="string">
                  <text:p text:style-name="P24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21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A6" office:value-type="string">
                  <text:p text:style-name="P15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9"/>
                </table:table-cell>
              </table:table-row>
              <table:table-row>
                <table:table-cell table:style-name="Table4.A2" office:value-type="string">
                  <text:p text:style-name="P15"/>
                </table:table-cell>
                <table:table-cell table:style-name="Table4.B2" office:value-type="string">
                  <text:p text:style-name="P15"/>
                </table:table-cell>
                <table:table-cell table:style-name="Table4.C9" office:value-type="string">
                  <text:p text:style-name="P17"><text:a xlink:type="simple" xlink:href="py3o://if=%22i%20==%20len(o.monitored_kkhc_ids)%20-%201%20or%20l.kkhc_id.name%20!=%20o.monitored_kkhc_ids[i-1].kkhc_id.name%20and%20i%20!=%20len(o.monitored_kkhc_ids)%22" text:style-name="Internet_20_link" text:visited-style-name="Visited_20_Internet_20_Link"><text:span text:style-name="T11">if="i == len(o.monitored_kkhc_ids) - 1 or l.kkhc_id.name != o.monitored_kkhc_ids[i-1].kkhc_id.name and i != len(o.monitored_kkhc_ids)"</text:span></text:a></text:p>
                </table:table-cell>
                <table:table-cell table:style-name="Table4.D2" office:value-type="string">
                  <text:p text:style-name="P15"/>
                </table:table-cell>
                <table:table-cell table:style-name="Table4.E9" office:value-type="string">
                  <text:p text:style-name="P15"/>
                </table:table-cell>
                <table:table-cell table:style-name="Table4.F9" office:value-type="string">
                  <text:p text:style-name="P15"/>
                </table:table-cell>
              </table:table-row>
              <table:table-row>
                <table:table-cell table:style-name="Table4.A2" office:value-type="string">
                  <text:p text:style-name="P6"><text:user-field-get text:name="py3o.l.kkhc_id.name">l_kkhc</text:user-field-get></text:p>
                </table:table-cell>
                <table:table-cell table:style-name="Table4.B2" office:value-type="string">
                  <text:p text:style-name="P15"><text:user-field-get text:name="py3o.l.branch_id.name">l_branch</text:user-field-get></text:p>
                </table:table-cell>
                <table:table-cell table:style-name="Table4.C10" office:value-type="string">
                  <text:p text:style-name="P15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5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6"><text:user-field-get text:name="py3o.l.uraian">l_uraian</text:user-field-get></text:p>
                </table:table-cell>
                <table:table-cell table:style-name="Table4.F10" office:value-type="string">
                  <text:p text:style-name="P20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5"/>
                </table:table-cell>
                <table:table-cell table:style-name="Table4.B2" office:value-type="string">
                  <text:p text:style-name="P15"/>
                </table:table-cell>
                <table:table-cell table:style-name="Table4.C11" office:value-type="string">
                  <text:p text:style-name="P21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D2" office:value-type="string">
                  <text:p text:style-name="P15"/>
                </table:table-cell>
                <table:table-cell table:style-name="Table4.E11" office:value-type="string">
                  <text:p text:style-name="P15"/>
                </table:table-cell>
                <table:table-cell table:style-name="Table4.F11" office:value-type="string">
                  <text:p text:style-name="P15"/>
                </table:table-cell>
              </table:table-row>
              <table:table-row>
                <table:table-cell table:style-name="Table4.A12" office:value-type="string">
                  <text:p text:style-name="P15"/>
                </table:table-cell>
                <table:table-cell table:style-name="Table4.B12" office:value-type="string">
                  <text:p text:style-name="P15"/>
                </table:table-cell>
                <table:table-cell table:style-name="Table4.C12" office:value-type="string">
                  <text:p text:style-name="P25"><text:a xlink:type="simple" xlink:href="py3o:///for" text:style-name="Internet_20_link" text:visited-style-name="Visited_20_Internet_20_Link"><text:span text:style-name="T7">/for</text:span></text:a></text:p>
                </table:table-cell>
                <table:table-cell table:style-name="Table4.D12" office:value-type="string">
                  <text:p text:style-name="P15"/>
                </table:table-cell>
                <table:table-cell table:style-name="Table4.E12" office:value-type="string">
                  <text:p text:style-name="P15"/>
                </table:table-cell>
                <table:table-cell table:style-name="Table4.F12" office:value-type="string">
                  <text:p text:style-name="P15"/>
                </table:table-cell>
              </table:table-row>
              <table:table-row>
                <table:table-cell table:style-name="Table4.A13" office:value-type="string">
                  <text:p text:style-name="P15"/>
                </table:table-cell>
                <table:table-cell table:style-name="Table4.A13" office:value-type="string">
                  <text:p text:style-name="P15"/>
                </table:table-cell>
                <table:table-cell table:style-name="Table4.A13" office:value-type="string">
                  <text:p text:style-name="P25"/>
                </table:table-cell>
                <table:table-cell table:style-name="Table4.A13" office:value-type="string">
                  <text:p text:style-name="P15"/>
                </table:table-cell>
                <table:table-cell table:style-name="Table4.A13" office:value-type="string">
                  <text:p text:style-name="P26">Subtotal<text:span text:style-name="T9"> </text:span><text:span text:style-name="T12"><text:text-input text:description="py3o://function=&quot;o.nama_cabang_terakhir.capitalize()&quot;">o.last_branch_name</text:text-input></text:span></text:p>
                </table:table-cell>
                <table:table-cell table:style-name="Table4.A13" office:value-type="string">
                  <text:p text:style-name="P27"><text:span text:style-name="T13"><text:text-input text:description="py3o://function=&quot;'{:,.0f}'.format(o.total_nominal_cabang_terakhir)&quot;">l_total_nominal_cabang_terakhir</text:text-input></text:span></text:p>
                </table:table-cell>
              </table:table-row>
              <table:table-row table:style-name="Table4.14">
                <table:table-cell table:style-name="Table4.A14" office:value-type="string">
                  <text:p text:style-name="P15"/>
                </table:table-cell>
                <table:table-cell table:style-name="Table4.B14" office:value-type="string">
                  <text:p text:style-name="P15"/>
                </table:table-cell>
                <table:table-cell table:style-name="Table4.C14" office:value-type="string">
                  <text:p text:style-name="P28"/>
                </table:table-cell>
                <table:table-cell table:style-name="Table4.D14" office:value-type="string">
                  <text:p text:style-name="P15"/>
                </table:table-cell>
                <table:table-cell table:style-name="Table4.E14" office:value-type="string">
                  <text:p text:style-name="P29">Total <text:span text:style-name="T14">KKHC</text:span></text:p>
                </table:table-cell>
                <table:table-cell table:style-name="Table4.E14" office:value-type="string">
                  <text:p text:style-name="P30"><text:span text:style-name="T15">Rp</text:span><text:span text:style-name="T15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4">
                <table:table-cell table:style-name="Table4.A15" table:number-columns-spanned="6" office:value-type="string">
                  <text:p text:style-name="P3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4">
                <table:table-cell table:style-name="Table4.A15" table:number-columns-spanned="6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2"><text:span text:style-name="T16">Terbilang:</text:span> <text:user-field-get text:name="py3o.o.terbilang">o_terbilang</text:user-field-get></text:p>
                      </table:table-cell>
                    </table:table-row>
                  </table:table>
                  <text:p text:style-name="P33"/>
                  <text:p text:style-name="P34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5"><text:span text:style-name="T17">Disposisi: </text:span><text:user-field-get text:name="py3o.o.disposisi">o_disposisi</text:user-field-get></text:p>
                      </table:table-cell>
                    </table:table-row>
                  </table:table>
                  <text:p text:style-name="P34"/>
                  <text:p text:style-name="P34"/>
                  <text:p text:style-name="P34"/>
                  <text:p text:style-name="P36">Jakarta, <text:span text:style-name="T18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7"/>
                      </table:table-cell>
                    </table:table-row>
                    <table:table-row>
                      <table:table-cell table:style-name="Table11.A1" office:value-type="string">
                        <text:p text:style-name="P37"><text:soft-page-break/></text:p>
                      </table:table-cell>
                    </table:table-row>
                    <table:table-row>
                      <table:table-cell table:style-name="Table11.A1" office:value-type="string">
                        <text:p text:style-name="P37"/>
                      </table:table-cell>
                    </table:table-row>
                    <table:table-row>
                      <table:table-cell table:style-name="Table11.A1" office:value-type="string">
                        <text:p text:style-name="P38">AHMAD YULMAN</text:p>
                        <text:p text:style-name="P39">[ <text:span text:style-name="T3">Kepala Divisi Usaha</text:span> ]</text:p>
                      </table:table-cell>
                    </table:table-row>
                  </table:table>
                  <text:p text:style-name="P34"/>
                  <text:p text:style-name="P3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40"><text:a xlink:type="simple" xlink:href="py3o:///for" text:style-name="Internet_20_link" text:visited-style-name="Visited_20_Internet_20_Link"><text:span text:style-name="T19">/for</text:span></text:a></text:p>
      <text:p text:style-name="P40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9" style:family="table">
      <style:table-properties style:width="7.2403in" fo:margin-left="-0.2361in" table:align="left"/>
    </style:style>
    <style:style style:name="Table9.A" style:family="table-column">
      <style:table-column-properties style:column-width="2.4729in"/>
    </style:style>
    <style:style style:name="Table9.B" style:family="table-column">
      <style:table-column-properties style:column-width="2.2271in"/>
    </style:style>
    <style:style style:name="Table9.C" style:family="table-column">
      <style:table-column-properties style:column-width="2.5403in"/>
    </style:style>
    <style:style style:name="Table9.A1" style:family="table-cell">
      <style:table-cell-properties fo:padding="0.0382in" fo:border="none"/>
    </style:style>
    <style:style style:name="MP1" style:family="paragraph" style:parent-style-name="Table_20_Contents">
      <style:text-properties fo:font-size="4pt" style:font-size-asian="4pt" style:font-size-complex="4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ca7304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justify" style:justify-single-word="false"/>
      <style:text-properties style:font-name="Bahnschrift" fo:font-size="6pt" officeooo:paragraph-rsid="00ca7304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T2" style:family="text">
      <style:text-properties fo:font-size="4pt" officeooo:rsid="00c80117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table:number-rows-spanned="2" office:value-type="string">
              <text:p text:style-name="MP1"><draw:frame draw:style-name="Mfr1" draw:name="Image1" text:anchor-type="char" svg:x="0.0028in" svg:y="0in" svg:width="0.7929in" svg:height="0.4665in" draw:z-index="1"><draw:image xlink:href="Pictures/10000001000003C5000001E5D28740F3.png" xlink:type="simple" xlink:show="embed" xlink:actuate="onLoad" draw:mime-type="image/png"/></draw:frame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covered-table-cell table:style-name="Table9.A1"/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1"/>
              <text:p text:style-name="MP1"/>
              <text:p text:style-name="MP1"/>
              <text:p text:style-name="MP1"/>
              <text:p text:style-name="MP2">PT ADHIGUNA PUTERA</text:p>
              <text:p text:style-name="MP3"><text:span text:style-name="MT1">Jl. Kartini VII No.2 10, RT.10/RW.4, Kartini, Kecamatan</text:span><draw:frame draw:style-name="Mfr1" draw:name="Image2" text:anchor-type="char" svg:x="5.6437in" svg:y="-0.1016in" svg:width="1.3689in" svg:height="0.3429in" draw:z-index="3"><draw:image xlink:href="Pictures/100000010000010F00000044DCBE6C6C.png" xlink:type="simple" xlink:show="embed" xlink:actuate="onLoad" draw:mime-type="image/png"/></draw:frame><text:span text:style-name="MT1"> Sawah Besar, Kota Jakarta Pusat, Daerah Khusus Ibukota Jakarta</text:span></text:p>
            </table:table-cell>
            <table:table-cell table:style-name="Table9.A1" office:value-type="string">
              <text:p text:style-name="MP4"><text:span text:style-name="MT2"/></text:p>
            </table:table-cell>
            <table:table-cell table:style-name="Table9.A1" office:value-type="string"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14T10:05:28.352324000</dc:date>
    <meta:editing-duration>P3DT14H45M47S</meta:editing-duration>
    <meta:editing-cycles>164</meta:editing-cycles>
    <meta:generator>LibreOffice/25.2.1.2$MacOSX_AARCH64 LibreOffice_project/d3abf4aee5fd705e4a92bba33a32f40bc4e56f49</meta:generator>
    <meta:document-statistic meta:table-count="10" meta:image-count="2" meta:object-count="0" meta:page-count="2" meta:paragraph-count="50" meta:word-count="143" meta:character-count="1137" meta:non-whitespace-character-count="1036"/>
  </office:meta>
</office:document-meta>
</file>